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97a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23f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18524" officeooo:paragraph-rsid="002b1f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18524" officeooo:paragraph-rsid="004d7a4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b1f34" officeooo:paragraph-rsid="00297a9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9351d" officeooo:paragraph-rsid="002b1f3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510fa" officeooo:paragraph-rsid="00552d1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23f40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52d1e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52d1e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579153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50afd2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4d7a41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51a654"/>
    </style:style>
    <style:style style:name="P15" style:family="paragraph" style:parent-style-name="Standard">
      <style:paragraph-properties fo:text-align="start" style:justify-single-word="false"/>
      <style:text-properties officeooo:paragraph-rsid="005fa92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4510fa" officeooo:paragraph-rsid="00552d1e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552d1e" officeooo:paragraph-rsid="00552d1e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552d1e" officeooo:paragraph-rsid="00552d1e"/>
    </style:style>
    <style:style style:name="P19" style:family="paragraph" style:parent-style-name="Standard" style:list-style-name="L3">
      <style:text-properties officeooo:paragraph-rsid="004d7a41"/>
    </style:style>
    <style:style style:name="P20" style:family="paragraph" style:parent-style-name="Standard" style:list-style-name="L3">
      <style:text-properties style:font-name="DejaVu Sans Condensed" fo:font-size="12pt" officeooo:rsid="00118524" officeooo:paragraph-rsid="004d7a41" style:font-size-asian="12pt" style:font-size-complex="12pt"/>
    </style:style>
    <style:style style:name="P21" style:family="paragraph" style:parent-style-name="Standard" style:list-style-name="L5">
      <style:text-properties style:font-name="DejaVu Sans Condensed" fo:font-size="12pt" officeooo:rsid="00118524" officeooo:paragraph-rsid="004d7a41" style:font-size-asian="12pt" style:font-size-complex="12pt"/>
    </style:style>
    <style:style style:name="P22" style:family="paragraph" style:parent-style-name="Standard" style:list-style-name="L5">
      <style:text-properties style:font-name="DejaVu Sans Condensed" fo:font-size="12pt" officeooo:rsid="00118524" officeooo:paragraph-rsid="002cee47" style:font-size-asian="12pt" style:font-size-complex="12pt"/>
    </style:style>
    <style:style style:name="P23" style:family="paragraph" style:parent-style-name="Standard" style:list-style-name="L6">
      <style:text-properties style:font-name="DejaVu Sans Condensed" fo:font-size="12pt" officeooo:rsid="00118524" officeooo:paragraph-rsid="002cee47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16c79a" officeooo:paragraph-rsid="0053662d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text-properties style:font-name="DejaVu Sans Condensed" fo:font-size="12pt" fo:font-weight="normal" officeooo:rsid="0016c79a" officeooo:paragraph-rsid="005c4835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118524" officeooo:paragraph-rsid="002cee4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2cee47" officeooo:paragraph-rsid="002cee4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9351d" officeooo:paragraph-rsid="004935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5">
      <style:text-properties officeooo:paragraph-rsid="0050afd2"/>
    </style:style>
    <style:style style:name="P30" style:family="paragraph" style:parent-style-name="Standard" style:list-style-name="L6">
      <style:text-properties officeooo:paragraph-rsid="002cee47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a92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a92d" style:font-weight-asian="bold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ddd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1852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84f6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dc46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4fe0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813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d7a4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ae49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e260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officeooo:rsid="00118524" style:font-size-asian="12pt" style:font-size-complex="12pt"/>
    </style:style>
    <style:style style:name="T14" style:family="text">
      <style:text-properties style:font-name="DejaVu Sans Condensed" fo:font-size="12pt" officeooo:rsid="002bfe21" style:font-size-asian="12pt" style:font-size-complex="12pt"/>
    </style:style>
    <style:style style:name="T15" style:family="text">
      <style:text-properties style:font-name="DejaVu Sans Condensed" fo:font-size="12pt" officeooo:rsid="004b81ef" style:font-size-asian="12pt" style:font-size-complex="12pt"/>
    </style:style>
    <style:style style:name="T16" style:family="text">
      <style:text-properties style:font-name="DejaVu Sans Condensed" fo:font-size="12pt" officeooo:rsid="0050afd2" style:font-size-asian="12pt" style:font-size-complex="12pt"/>
    </style:style>
    <style:style style:name="T17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2cee4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b81ef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9351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50afd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51a65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28135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31e9b2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4510f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48c7f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4865a5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552d1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5697c6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579153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2cee47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49351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28135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4510fa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8c7fa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4865a5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552d1e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5697c6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weight="normal" officeooo:rsid="004d7a41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normal" officeooo:rsid="0028135d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31e9b2" style:font-size-asian="12pt" style:font-weight-asian="normal" style:font-size-complex="12pt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d7a41" style:font-weight-asian="bold" style:font-weight-complex="bold"/>
    </style:style>
    <style:style style:name="T45" style:family="text">
      <style:text-properties fo:font-weight="bold" officeooo:rsid="005a6704" style:font-weight-asian="bold" style:font-weight-complex="bold"/>
    </style:style>
    <style:style style:name="T46" style:family="text">
      <style:text-properties officeooo:rsid="0031e9b2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3bbe7" style:font-weight-asian="normal" style:font-weight-complex="normal"/>
    </style:style>
    <style:style style:name="T49" style:family="text">
      <style:text-properties fo:font-weight="normal" officeooo:rsid="004d7a41" style:font-weight-asian="normal" style:font-weight-complex="normal"/>
    </style:style>
    <style:style style:name="T50" style:family="text">
      <style:text-properties fo:font-weight="normal" officeooo:rsid="0050afd2" style:font-weight-asian="normal" style:font-weight-complex="normal"/>
    </style:style>
    <style:style style:name="T51" style:family="text">
      <style:text-properties fo:font-weight="normal" officeooo:rsid="0053662d" style:font-weight-asian="normal" style:font-weight-complex="normal"/>
    </style:style>
    <style:style style:name="T52" style:family="text">
      <style:text-properties fo:font-style="normal" officeooo:rsid="004d7a41" style:font-style-asian="normal" style:font-style-complex="normal"/>
    </style:style>
    <style:style style:name="T53" style:family="text">
      <style:text-properties fo:font-style="normal" officeooo:rsid="0042fcf0" style:font-style-asian="normal" style:font-style-complex="normal"/>
    </style:style>
    <style:style style:name="T54" style:family="text">
      <style:text-properties officeooo:rsid="004b3685"/>
    </style:style>
    <style:style style:name="T55" style:family="text">
      <style:text-properties officeooo:rsid="004b81ef"/>
    </style:style>
    <style:style style:name="T56" style:family="text">
      <style:text-properties officeooo:rsid="004d7a41"/>
    </style:style>
    <style:style style:name="T57" style:family="text">
      <style:text-properties officeooo:rsid="0050afd2"/>
    </style:style>
    <style:style style:name="T58" style:family="text">
      <style:text-properties officeooo:rsid="0051a654"/>
    </style:style>
    <style:style style:name="T59" style:family="text">
      <style:text-properties officeooo:rsid="00552d1e"/>
    </style:style>
    <style:style style:name="T60" style:family="text">
      <style:text-properties fo:color="#c9211e" loext:opacity="100%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officeooo:rsid="005532e7"/>
    </style:style>
    <style:style style:name="T62" style:family="text">
      <style:text-properties officeooo:rsid="005a6704"/>
    </style:style>
    <style:style style:name="T63" style:family="text">
      <style:text-properties style:text-line-through-style="none" style:text-line-through-type="none" officeooo:rsid="0042fcf0"/>
    </style:style>
    <style:style style:name="T64" style:family="text">
      <style:text-properties style:text-line-through-style="none" style:text-line-through-type="none" officeooo:rsid="005532e7"/>
    </style:style>
    <style:style style:name="T6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65">xx</text:span> - Controls</text:p>
          </table:table-cell>
          <table:table-cell table:style-name="Table1.A1" office:value-type="string">
            <text:p text:style-name="P32">2xx - Ground</text:p>
          </table:table-cell>
          <table:table-cell table:style-name="Table1.A1" office:value-type="string">
            <text:p text:style-name="P32">3xx - Flight</text:p>
          </table:table-cell>
          <table:table-cell table:style-name="Table1.D1" office:value-type="string">
            <text:p text:style-name="P32">4xx - A2A</text:p>
          </table:table-cell>
          <table:table-cell table:style-name="Table1.E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15"><text:span text:style-name="T11">5</text:span><text:span text:style-name="T12">0</text:span><text:span text:style-name="T11">3</text:span><text:span text:style-name="T2"> - </text:span><text:span text:style-name="T1">A/G </text:span><text:span text:style-name="T3">- </text:span><text:span text:style-name="T10">APKWS, </text:span><text:span text:style-name="T8">LGB</text:span></text:p>
      <text:p text:style-name="P1"/>
      <text:p text:style-name="P2">Master Arm ... ON <text:span text:style-name="T46">(B2 button to toggle)</text:span></text:p>
      <text:p text:style-name="P8"><text:span text:style-name="T1">Master Mode ... A/G</text:span><text:span text:style-name="T5"> </text:span><text:span text:style-name="T6">(B</text:span><text:span text:style-name="T7">1</text:span><text:span text:style-name="T6"> button)</text:span></text:p>
      <text:p text:style-name="P5"/>
      <text:p text:style-name="P7"><text:span text:style-name="T59">TPOD summary (see dedicated TPOD page for details)</text:span>:</text:p>
      <text:list text:style-name="L1">
        <text:list-item>
          <text:p text:style-name="P9"><text:span text:style-name="T25">Right MFD: </text:span><text:span text:style-name="T35">Menu</text:span><text:span text:style-name="T25">, </text:span><text:span text:style-name="T35">TPOD</text:span><text:span text:style-name="T25"> OSB, </text:span><text:span text:style-name="T35">STBY</text:span><text:span text:style-name="T25"> OSB (to OPER), </text:span><text:span text:style-name="T35">SAFE</text:span><text:span text:style-name="T25"> OSB (to ARMED), </text:span><text:span text:style-name="T35">TRNL</text:span><text:span text:style-name="T25"> OSB (to LASR), </text:span><text:span text:style-name="T35">Dish Hat </text:span><text:span text:style-name="T36">double-</text:span><text:span text:style-name="T35">press</text:span><text:span text:style-name="T25"> (</text:span><text:span text:style-name="T26">2nd line on MFD should say TPOD</text:span><text:span text:style-name="T25">).</text:span></text:p>
        </text:list-item>
        <text:list-item>
          <text:p text:style-name="P16"><text:span text:style-name="T17">Left MFD: </text:span><text:span text:style-name="T31">Menu</text:span><text:span text:style-name="T17">, </text:span><text:span text:style-name="T31">EHSD</text:span><text:span text:style-name="T17"> OSB;</text:span><text:span text:style-name="T27"> if using laser: </text:span><text:span text:style-name="T37">CODE</text:span><text:span text:style-name="T27"> OSB, enter laser code on UFC; </text:span><text:span text:style-name="T26">if using AUTO/CCRP bombing, press </text:span><text:span text:style-name="T31">DESG</text:span><text:span text:style-name="T17"> OSB </text:span><text:span text:style-name="T27">(</text:span><text:span text:style-name="T26">to </text:span><text:span text:style-name="T27">boxed)</text:span></text:p>
        </text:list-item>
        <text:list-item>
          <text:p text:style-name="P17"><text:span text:style-name="T27">S</text:span><text:span text:style-name="T17">et laser code: In </text:span><text:span text:style-name="T31">A/G Master Mode</text:span><text:span text:style-name="T17">, go to </text:span><text:span text:style-name="T31">EHSD</text:span><text:span text:style-name="T17"> page, press </text:span><text:span text:style-name="T31">CODE</text:span><text:span text:style-name="T17"> OSB, enter code on UFC, press </text:span><text:span text:style-name="T31">ENT</text:span><text:span text:style-name="T17">.</text:span></text:p>
        </text:list-item>
        <text:list-item>
          <text:p text:style-name="P17"><text:span text:style-name="T25">C</text:span><text:span text:style-name="T17">ontrols (</text:span><text:span text:style-name="T60">these only work if the TPOD MFD says TPOD on the second line!</text:span><text:span text:style-name="T17">):</text:span></text:p>
        </text:list-item>
      </text:list>
      <text:list text:style-name="L2">
        <text:list-item>
          <text:list>
            <text:list-item>
              <text:p text:style-name="P10"><text:span text:style-name="T35">Slew</text:span><text:span text:style-name="T25"> ...</text:span><text:span text:style-name="T28"> </text:span><text:span text:style-name="T38">TDC stick</text:span></text:p>
            </text:list-item>
            <text:list-item>
              <text:p text:style-name="P10"><text:span text:style-name="T38">Set targetpoint T0 to target</text:span><text:span text:style-name="T28"> ...</text:span><text:span text:style-name="T25"> </text:span><text:span text:style-name="T35">long-press Lower Gray Button</text:span><text:span text:style-name="T25"> </text:span><text:span text:style-name="T28">(used for CCRP/AUT bombing)</text:span></text:p>
            </text:list-item>
            <text:list-item>
              <text:p text:style-name="P10"><text:span text:style-name="T28">Toggle </text:span><text:span text:style-name="T38">NFOV/WFOV</text:span><text:span text:style-name="T28"> ...</text:span><text:span text:style-name="T25"> </text:span><text:span text:style-name="T35">Dish Hat left</text:span></text:p>
            </text:list-item>
            <text:list-item>
              <text:p text:style-name="P18"><text:span text:style-name="T35">Z</text:span><text:span text:style-name="T31">oom</text:span><text:span text:style-name="T17"> ... </text:span><text:span text:style-name="T31">Middle Finger Hat up/down</text:span></text:p>
            </text:list-item>
            <text:list-item>
              <text:p text:style-name="P18"><text:span text:style-name="T17">Toggle </text:span><text:span text:style-name="T31">CCD/FLIR</text:span><text:span text:style-name="T17"> ... </text:span><text:span text:style-name="T31">Dish Hat long-right</text:span></text:p>
            </text:list-item>
            <text:list-item>
              <text:p text:style-name="P18"><text:span text:style-name="T17">Toggle </text:span><text:span text:style-name="T31">WHOT/BHOT</text:span><text:span text:style-name="T17"> (FLIR only) ... </text:span><text:span text:style-name="T31">Dish Hat right</text:span></text:p>
            </text:list-item>
            <text:list-item>
              <text:p text:style-name="P18"><text:span text:style-name="T31">Cycle tracking mode</text:span><text:span text:style-name="T17"> (Area/Point/Moving) ... </text:span><text:span text:style-name="T31">Dish Hat down</text:span></text:p>
            </text:list-item>
            <text:list-item>
              <text:p text:style-name="P10"><text:span text:style-name="T28">Toggle </text:span><text:span text:style-name="T38">laser firing</text:span><text:span text:style-name="T28"> ... </text:span><text:span text:style-name="T38">Pinky Button</text:span></text:p>
            </text:list-item>
          </text:list>
        </text:list-item>
      </text:list>
      <text:p text:style-name="P5"/>
      <text:p text:style-name="P4"><text:span text:style-name="T56">APKWS laser guided rockets</text:span> with TPOD -- <text:span text:style-name="T58">HE is HE, MPP is anti-armor</text:span></text:p>
      <text:list xml:id="list2465914162" text:style-name="L3">
        <text:list-item>
          <text:p text:style-name="P11"><text:span text:style-name="T39">IMPORTANT:</text:span><text:span text:style-name="T29"> </text:span><text:span text:style-name="T30">APKWS</text:span><text:span text:style-name="T29"> laser code can only be changed on the ground with engine off </text:span><text:span text:style-name="T30">(default is 1688)</text:span><text:span text:style-name="T29">. <text:s/></text:span><text:span text:style-name="T30">K</text:span><text:span text:style-name="T29">ill engine with </text:span><text:span text:style-name="T39">Bottom Thumb Button</text:span><text:span text:style-name="T29">. <text:s/>Open kneeboard to page showing laser code and hotkeys to change. <text:s/>Change code as needed. <text:s/>Start engine with </text:span><text:span text:style-name="T39">ENG ST</text:span><text:span text:style-name="T29"> switch to </text:span><text:span text:style-name="T39">ENG</text:span><text:span text:style-name="T29"> (right console front), at 9% RPM push throttle over detent, then back to idle.</text:span></text:p>
        </text:list-item>
        <text:list-item>
          <text:p text:style-name="P20"><text:span text:style-name="T47">Power up TPOD, </text:span><text:span text:style-name="T50">arm laser, </text:span><text:span text:style-name="T48">set laser code. <text:s/></text:span><text:span text:style-name="T44">IMPORTANT:</text:span><text:span text:style-name="T49"> Laser code is reset whenever there's weight-on-wheels.</text:span></text:p>
        </text:list-item>
        <text:list-item>
          <text:p text:style-name="P19"><text:span text:style-name="T13">Select </text:span><text:span text:style-name="T16">rockets</text:span><text:span text:style-name="T13"> </text:span><text:span text:style-name="T14">with </text:span><text:span text:style-name="T15">OSB</text:span><text:span text:style-name="T14"> buttons at top</text:span><text:span text:style-name="T13"> </text:span><text:span text:style-name="T16">of left MFD.</text:span></text:p>
        </text:list-item>
        <text:list-item>
          <text:p text:style-name="P20">On <text:span text:style-name="T43">Armament Control Panel</text:span>:</text:p>
        </text:list-item>
      </text:list>
      <text:list text:style-name="L4">
        <text:list-item>
          <text:list>
            <text:list-item>
              <text:p text:style-name="P14"><text:span text:style-name="T9">MODE</text:span><text:span text:style-name="T41"> ... </text:span><text:span text:style-name="T9">CIP</text:span><text:span text:style-name="T41"> for CCIP</text:span></text:p>
            </text:list-item>
            <text:list-item>
              <text:p text:style-name="P14"><text:span text:style-name="T9">FUZ</text:span><text:span text:style-name="T41"> ... </text:span><text:span text:style-name="T9">-- --</text:span><text:span text:style-name="T41"> </text:span><text:span text:style-name="T42">(</text:span><text:span text:style-name="T40">fuze has </text:span><text:span text:style-name="T42">no effect)</text:span></text:p>
            </text:list-item>
            <text:list-item>
              <text:p text:style-name="P14"><text:span text:style-name="T9">QTY</text:span><text:span text:style-name="T41"> ... Number of r</text:span><text:span text:style-name="T42">ockets to fire per pod per impulse</text:span><text:span text:style-name="T41">.</text:span></text:p>
            </text:list-item>
            <text:list-item>
              <text:p text:style-name="P14"><text:span text:style-name="T9">MULT</text:span><text:span text:style-name="T41"> ... Number of pylons to </text:span><text:span text:style-name="T42">fire rockets from per impulse </text:span><text:span text:style-name="T41">(1, 2, or 4).</text:span></text:p>
            </text:list-item>
          </text:list>
          <text:p text:style-name="P14"><text:span text:style-name="T41">Total </text:span><text:span text:style-name="T42">rockets fire</text:span><text:span text:style-name="T40">d</text:span><text:span text:style-name="T42"> per impulse will be</text:span><text:span text:style-name="T41"> </text:span><text:span text:style-name="T9">QTY x MULT</text:span><text:span text:style-name="T41">.</text:span></text:p>
          <text:list text:continue-numbering="true">
            <text:list-item>
              <text:p text:style-name="P14"><text:span text:style-name="T34">INTV</text:span><text:span text:style-name="T23"> ... </text:span><text:span text:style-name="T24">000 (no effect)</text:span></text:p>
            </text:list-item>
          </text:list>
        </text:list-item>
      </text:list>
      <text:list xml:id="list222324764392343" text:continue-list="list2465914162" text:style-name="L3">
        <text:list-item>
          <text:p text:style-name="P24"><text:span text:style-name="T52">Slew TPOD crosshairs onto target</text:span><text:span text:style-name="T53">.</text:span></text:p>
        </text:list-item>
        <text:list-item>
          <text:p text:style-name="P12"><text:span text:style-name="T21">Press</text:span><text:span text:style-name="T20"> the </text:span><text:span text:style-name="T33">FIRE</text:span><text:span text:style-name="T20"> OSB on the TPOD MFD (</text:span><text:span text:style-name="T33">Pinky Button press</text:span><text:span text:style-name="T20">) to toggle the laser </text:span><text:span text:style-name="T21">ON</text:span><text:span text:style-name="T20">.</text:span></text:p>
        </text:list-item>
        <text:list-item>
          <text:p text:style-name="P13"><text:span text:style-name="T21">When in range</text:span><text:span text:style-name="T19">, </text:span><text:span text:style-name="T18">press </text:span><text:span text:style-name="T32">Red Button</text:span><text:span text:style-name="T18"> </text:span><text:span text:style-name="T21">to fire rocket</text:span><text:span text:style-name="T18">.</text:span></text:p>
        </text:list-item>
        <text:list-item>
          <text:p text:style-name="P12"><text:span text:style-name="T21">Max range is approx 3-5 miles from medium altitude, can be more from high altitude. <text:s/>After firing you can maneuver as long as the </text:span><text:span text:style-name="T22">laser </text:span><text:span text:style-name="T21">stays on target. <text:s/>Medium armored units may require multiple MPP rockets, up to 4x for Gepard. <text:s/>Heavy armored units like tanks are probably immune.</text:span></text:p>
        </text:list-item>
      </text:list>
      <text:p text:style-name="P5"/>
      <text:p text:style-name="P3">LGBs with TPOD</text:p>
      <text:list xml:id="list331423034" text:style-name="L5">
        <text:list-item>
          <text:p text:style-name="P21"><text:span text:style-name="T48">Power up TPOD, </text:span><text:span text:style-name="T50">arm laser, </text:span><text:span text:style-name="T48">set laser code. <text:s/></text:span><text:span text:style-name="T44">IMPORTANT:</text:span><text:span text:style-name="T49"> Laser code is reset whenever there's weight-on-wheels.</text:span></text:p>
        </text:list-item>
        <text:list-item>
          <text:p text:style-name="P25"><text:span text:style-name="T61">Point TPOD at target </text:span><text:span text:style-name="T62">to create a target point; should automatically box </text:span><text:span text:style-name="T45">DESG</text:span><text:span text:style-name="T62"> OSB on EHSD page and</text:span><text:span text:style-name="T63"> enable </text:span><text:span text:style-name="T64">CCRP (AUT)</text:span><text:span text:style-name="T63"> bombing mode.</text:span></text:p>
        </text:list-item>
        <text:list-item>
          <text:p text:style-name="P29"><text:span text:style-name="T13">Select </text:span><text:span text:style-name="T16">bombs</text:span><text:span text:style-name="T13"> </text:span><text:span text:style-name="T14">with </text:span><text:span text:style-name="T15">OSB</text:span><text:span text:style-name="T14"> buttons at top</text:span><text:span text:style-name="T13"> </text:span><text:span text:style-name="T16">of left MFD.</text:span></text:p>
        </text:list-item>
        <text:list-item>
          <text:p text:style-name="P22">On <text:span text:style-name="T43">Armament Control Panel</text:span>:</text:p>
        </text:list-item>
      </text:list>
      <text:list text:style-name="L6">
        <text:list-item>
          <text:list>
            <text:list-item>
              <text:p text:style-name="P30"><text:span text:style-name="T4">MODE</text:span><text:span text:style-name="T13"> ... </text:span><text:span text:style-name="T4">AUT</text:span><text:span text:style-name="T13"> (for CCRP)</text:span></text:p>
            </text:list-item>
            <text:list-item>
              <text:p text:style-name="P23"><text:span text:style-name="T43">FUZ</text:span> ... <text:span text:style-name="T43">T IN</text:span><text:span text:style-name="T47"> </text:span><text:span text:style-name="T51">or as desired</text:span></text:p>
            </text:list-item>
            <text:list-item>
              <text:p text:style-name="P26"><text:span text:style-name="T43">QTY</text:span>, <text:span text:style-name="T43">MULT</text:span>, and <text:span text:style-name="T43">INTV</text:span> ... as desired</text:p>
            </text:list-item>
          </text:list>
        </text:list-item>
      </text:list>
      <text:list xml:id="list222325437339901" text:continue-list="list331423034" text:style-name="L5">
        <text:list-item>
          <text:p text:style-name="P27">Fly toward CCRP line, <text:span text:style-name="T55">when release cue starts falling from the top, </text:span>press and hold <text:span text:style-name="T43">Red Button</text:span> until bombs drop.</text:p>
        </text:list-item>
        <text:list-item>
          <text:p text:style-name="P28">There is no time-to-impact indicator so you need to guess when the bomb is close, <text:span text:style-name="T54">or lase the whole time.</text:span></text:p>
        </text:list-item>
        <text:list-item>
          <text:p text:style-name="P28">Press the <text:span text:style-name="T43">FIRE</text:span> OSB on the TPOD MFD (<text:span text:style-name="T43">Pinky Button press</text:span>) to toggle the laser <text:span text:style-name="T57">ON</text:span>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23:24.076000000</dc:date>
    <meta:editing-duration>PT11H36M44S</meta:editing-duration>
    <meta:editing-cycles>6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8" meta:word-count="592" meta:character-count="3060" meta:non-whitespace-character-count="2543"/>
  </office:meta>
</office:document-meta>
</file>